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85afd" officeooo:paragraph-rsid="00085afd"/>
    </style:style>
    <style:style style:name="P2" style:family="paragraph" style:parent-style-name="Standard">
      <style:paragraph-properties fo:text-align="justify" style:justify-single-word="false"/>
      <style:text-properties officeooo:rsid="000f78d7" officeooo:paragraph-rsid="001bc66a"/>
    </style:style>
    <style:style style:name="P3" style:family="paragraph" style:parent-style-name="Standard">
      <style:text-properties officeooo:rsid="0015f764" officeooo:paragraph-rsid="0015f764"/>
    </style:style>
    <style:style style:name="P4" style:family="paragraph" style:parent-style-name="Standard">
      <style:text-properties fo:font-weight="normal" officeooo:rsid="00186597" officeooo:paragraph-rsid="00186597" style:font-weight-asian="normal" style:font-weight-complex="normal"/>
    </style:style>
    <style:style style:name="P5" style:family="paragraph" style:parent-style-name="Standard">
      <style:text-properties fo:font-weight="bold" officeooo:rsid="00085afd" officeooo:paragraph-rsid="00085afd" style:font-weight-asian="bold" style:font-weight-complex="bold"/>
    </style:style>
    <style:style style:name="P6" style:family="paragraph" style:parent-style-name="Standard">
      <style:text-properties officeooo:rsid="001bc66a" officeooo:paragraph-rsid="001bc66a"/>
    </style:style>
    <style:style style:name="P7" style:family="paragraph" style:parent-style-name="Standard">
      <style:text-properties officeooo:rsid="001c25f0" officeooo:paragraph-rsid="001c25f0"/>
    </style:style>
    <style:style style:name="P8" style:family="paragraph" style:parent-style-name="Standard" style:master-page-name="">
      <loext:graphic-properties draw:fill="none"/>
      <style:paragraph-properties fo:margin-left="0.3752in" fo:margin-right="1in" fo:margin-top="0.0626in" fo:margin-bottom="0in" loext:contextual-spacing="false" fo:text-align="justify" style:justify-single-word="false" fo:text-indent="-0.3752in" style:auto-text-indent="false" style:page-number="auto" fo:background-color="transparent"/>
      <style:text-properties officeooo:rsid="00533cb3" officeooo:paragraph-rsid="00169fc6"/>
    </style:style>
    <style:style style:name="P9"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style:font-name="Times New Roman" fo:font-size="12pt" fo:font-style="normal" officeooo:rsid="0053442e" officeooo:paragraph-rsid="00169fc6" style:font-size-asian="12pt" style:font-style-asian="normal" style:font-style-complex="normal"/>
    </style:style>
    <style:style style:name="P10"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style:font-name="Times New Roman" fo:font-size="12pt" fo:font-style="normal" fo:font-weight="normal" officeooo:rsid="005b6268" officeooo:paragraph-rsid="00169fc6" style:font-size-asian="12pt" style:font-style-asian="normal" style:font-weight-asian="normal" style:font-style-complex="normal" style:font-weight-complex="normal"/>
    </style:style>
    <style:style style:name="P11"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style:font-name="Times New Roman" fo:font-size="12pt" fo:font-style="normal" fo:font-weight="normal" officeooo:rsid="005dd5d7" officeooo:paragraph-rsid="00169fc6" style:font-size-asian="12pt" style:font-style-asian="normal" style:font-weight-asian="normal" style:font-style-complex="normal" style:font-weight-complex="normal"/>
    </style:style>
    <style:style style:name="P12"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officeooo:paragraph-rsid="00169fc6"/>
    </style:style>
    <style:style style:name="P13"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fo:font-variant="normal" fo:text-transform="none" fo:color="#222222" style:font-name="Times New Roman" fo:font-size="12pt" fo:letter-spacing="normal" fo:font-style="normal" fo:font-weight="normal" officeooo:rsid="00541aa6" officeooo:paragraph-rsid="00169fc6" style:font-size-asian="12pt" style:font-style-asian="normal" style:font-style-complex="normal"/>
    </style:style>
    <style:style style:name="P14"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officeooo:rsid="00541aa6" officeooo:paragraph-rsid="00169fc6"/>
    </style:style>
    <style:style style:name="P15"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fo:font-style="normal" officeooo:rsid="00561450" officeooo:paragraph-rsid="00169fc6" style:font-style-asian="normal" style:font-style-complex="normal"/>
    </style:style>
    <style:style style:name="P16"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fo:font-weight="normal" officeooo:rsid="0058318b" officeooo:paragraph-rsid="00169fc6" style:font-weight-asian="normal" style:font-weight-complex="normal"/>
    </style:style>
    <style:style style:name="P17" style:family="paragraph" style:parent-style-name="Standard">
      <style:paragraph-properties fo:text-align="justify" style:justify-single-word="false"/>
      <style:text-properties fo:font-style="normal" officeooo:rsid="000f78d7" officeooo:paragraph-rsid="000cb1d2" style:font-style-asian="normal" style:font-style-complex="normal"/>
    </style:style>
    <style:style style:name="P18" style:family="paragraph" style:parent-style-name="Standard" style:list-style-name="L1">
      <style:text-properties fo:font-weight="normal" officeooo:rsid="00186597" officeooo:paragraph-rsid="00186597" style:font-weight-asian="normal" style:font-weight-complex="normal"/>
    </style:style>
    <style:style style:name="P19" style:family="paragraph" style:parent-style-name="Standard" style:list-style-name="L1">
      <style:paragraph-properties fo:text-align="justify" style:justify-single-word="false"/>
      <style:text-properties fo:font-weight="normal" officeooo:rsid="00186597" officeooo:paragraph-rsid="00186597" style:font-weight-asian="normal" style:font-weight-complex="normal"/>
    </style:style>
    <style:style style:name="P20" style:family="paragraph" style:parent-style-name="Standard" style:list-style-name="L1">
      <style:text-properties fo:font-weight="normal" officeooo:rsid="001bc66a" officeooo:paragraph-rsid="001bc66a" style:font-weight-asian="normal" style:font-weight-complex="normal"/>
    </style:style>
    <style:style style:name="P21" style:family="paragraph" style:parent-style-name="Standard">
      <style:text-properties fo:font-weight="normal" officeooo:rsid="001eef64" officeooo:paragraph-rsid="001eef64" style:font-weight-asian="normal" style:font-weight-complex="normal"/>
    </style:style>
    <style:style style:name="P22" style:family="paragraph" style:parent-style-name="Standard">
      <style:text-properties officeooo:rsid="00085afd" officeooo:paragraph-rsid="00085afd"/>
    </style:style>
    <style:style style:name="P23" style:family="paragraph" style:parent-style-name="Standard">
      <loext:graphic-properties draw:fill="none"/>
      <style:paragraph-properties fo:margin-left="0.3752in" fo:margin-right="1in" fo:margin-top="0.0626in" fo:margin-bottom="0in" loext:contextual-spacing="false" fo:text-align="justify" style:justify-single-word="false" fo:text-indent="-0.3752in" style:auto-text-indent="false" fo:background-color="transparent"/>
      <style:text-properties style:font-name="Times New Roman" fo:font-size="12pt" fo:font-style="normal" fo:font-weight="normal" officeooo:rsid="0060618a" officeooo:paragraph-rsid="00169fc6" style:font-size-asian="12pt" style:font-style-asian="normal" style:font-weight-asian="normal" style:font-style-complex="normal" style:font-weight-complex="normal"/>
    </style:style>
    <style:style style:name="T1" style:family="text">
      <style:text-properties officeooo:rsid="0009bb9c"/>
    </style:style>
    <style:style style:name="T2" style:family="text">
      <style:text-properties fo:font-style="italic" style:font-style-asian="italic" style:font-style-complex="italic"/>
    </style:style>
    <style:style style:name="T3" style:family="text">
      <style:text-properties fo:font-style="italic" officeooo:rsid="0013a8f8" style:font-style-asian="italic" style:font-style-complex="italic"/>
    </style:style>
    <style:style style:name="T4" style:family="text">
      <style:text-properties fo:font-style="italic" officeooo:rsid="0011bfb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78d7" style:font-style-asian="normal" style:font-style-complex="normal"/>
    </style:style>
    <style:style style:name="T7" style:family="text">
      <style:text-properties fo:font-style="normal" officeooo:rsid="000fde5e" style:font-style-asian="normal" style:font-style-complex="normal"/>
    </style:style>
    <style:style style:name="T8" style:family="text">
      <style:text-properties fo:font-style="normal" officeooo:rsid="0011bfbe" style:font-style-asian="normal" style:font-style-complex="normal"/>
    </style:style>
    <style:style style:name="T9" style:family="text">
      <style:text-properties fo:font-style="normal" officeooo:rsid="0013a8f8" style:font-style-asian="normal" style:font-style-complex="normal"/>
    </style:style>
    <style:style style:name="T10" style:family="text">
      <style:text-properties fo:font-style="normal" officeooo:rsid="00158bf5" style:font-style-asian="normal" style:font-style-complex="normal"/>
    </style:style>
    <style:style style:name="T11" style:family="text">
      <style:text-properties fo:font-style="normal" officeooo:rsid="0015f764" style:font-style-asian="normal" style:font-style-complex="normal"/>
    </style:style>
    <style:style style:name="T12" style:family="text">
      <style:text-properties fo:font-style="normal" officeooo:rsid="00169fc6" style:font-style-asian="normal" style:font-style-complex="normal"/>
    </style:style>
    <style:style style:name="T13" style:family="text">
      <style:text-properties fo:font-style="normal" officeooo:rsid="00561450" style:font-style-asian="normal" style:font-style-complex="normal"/>
    </style:style>
    <style:style style:name="T14" style:family="text">
      <style:text-properties fo:font-style="normal" officeooo:rsid="001a9c9f" style:font-style-asian="normal" style:font-style-complex="normal"/>
    </style:style>
    <style:style style:name="T15" style:family="text">
      <style:text-properties fo:font-style="normal" officeooo:rsid="001bc66a" style:font-style-asian="normal" style:font-style-complex="normal"/>
    </style:style>
    <style:style style:name="T16" style:family="text">
      <style:text-properties officeooo:rsid="000f78d7"/>
    </style:style>
    <style:style style:name="T17" style:family="text">
      <style:text-properties officeooo:rsid="00169fc6"/>
    </style:style>
    <style:style style:name="T18" style:family="text">
      <style:text-properties style:font-name="Times New Roman" fo:font-size="12pt" fo:font-style="normal" officeooo:rsid="005feb9b" style:font-size-asian="12pt" style:font-style-asian="normal" style:font-style-complex="normal"/>
    </style:style>
    <style:style style:name="T19" style:family="text">
      <style:text-properties style:font-name="Times New Roman" fo:font-size="12pt" fo:font-style="normal" officeooo:rsid="005dd5d7" style:font-size-asian="12pt" style:font-style-asian="normal" style:font-style-complex="normal"/>
    </style:style>
    <style:style style:name="T20" style:family="text">
      <style:text-properties style:font-name="Times New Roman" fo:font-size="12pt" fo:font-style="normal" officeooo:rsid="0060618a" style:font-size-asian="12pt" style:font-style-asian="normal" style:font-style-complex="normal"/>
    </style:style>
    <style:style style:name="T21" style:family="text">
      <style:text-properties style:font-name="Times New Roman" fo:font-size="12pt" fo:font-style="normal" officeooo:rsid="005b6268" style:font-size-asian="12pt" style:font-style-asian="normal" style:font-style-complex="normal"/>
    </style:style>
    <style:style style:name="T22" style:family="text">
      <style:text-properties style:font-name="Times New Roman" fo:font-size="12pt" fo:font-style="normal" officeooo:rsid="0053442e" style:font-size-asian="12pt" style:font-style-asian="normal" style:font-style-complex="normal"/>
    </style:style>
    <style:style style:name="T23" style:family="text">
      <style:text-properties style:font-name="Times New Roman" fo:font-size="12pt" fo:font-style="normal" officeooo:rsid="0053f370" style:font-size-asian="12pt" style:font-style-asian="normal" style:font-style-complex="normal"/>
    </style:style>
    <style:style style:name="T24" style:family="text">
      <style:text-properties style:font-name="Times New Roman" fo:font-size="12pt" fo:font-style="normal" officeooo:rsid="00541aa6" style:font-size-asian="12pt" style:font-style-asian="normal" style:font-style-complex="normal"/>
    </style:style>
    <style:style style:name="T25" style:family="text">
      <style:text-properties style:font-name="Times New Roman" fo:font-size="12pt" fo:font-style="normal" officeooo:rsid="00599a14" style:font-size-asian="12pt" style:font-style-asian="normal" style:font-style-complex="normal"/>
    </style:style>
    <style:style style:name="T26" style:family="text">
      <style:text-properties style:font-name="Times New Roman" fo:font-size="12pt" fo:font-style="normal" officeooo:rsid="005f88cf" style:font-size-asian="12pt" style:font-style-asian="normal" style:font-style-complex="normal"/>
    </style:style>
    <style:style style:name="T27" style:family="text">
      <style:text-properties style:font-name="Times New Roman" fo:font-size="12pt" fo:font-style="italic" style:font-size-asian="12pt" style:font-style-asian="italic" style:font-style-complex="italic"/>
    </style:style>
    <style:style style:name="T28" style:family="text">
      <style:text-properties style:font-name="Times New Roman" fo:font-size="12pt" fo:font-style="italic" officeooo:rsid="0060618a" style:font-size-asian="12pt" style:font-style-asian="italic" style:font-style-complex="italic"/>
    </style:style>
    <style:style style:name="T29" style:family="text">
      <style:text-properties style:font-name="Times New Roman" fo:font-size="12pt" fo:font-style="italic" officeooo:rsid="0053f370" style:font-size-asian="12pt" style:font-style-asian="italic" style:font-style-complex="italic"/>
    </style:style>
    <style:style style:name="T30" style:family="text">
      <style:text-properties style:font-name="Times New Roman" fo:font-size="12pt" fo:font-style="italic" officeooo:rsid="00599a14" style:font-size-asian="12pt" style:font-style-asian="italic" style:font-style-complex="italic"/>
    </style:style>
    <style:style style:name="T31" style:family="text">
      <style:text-properties style:font-name="Times New Roman" fo:font-size="12pt" fo:font-style="italic" officeooo:rsid="005f88cf" style:font-size-asian="12pt" style:font-style-asian="italic" style:font-style-complex="italic"/>
    </style:style>
    <style:style style:name="T32" style:family="text">
      <style:text-properties style:font-name="Times New Roman" fo:font-size="12pt" style:font-size-asian="12pt"/>
    </style:style>
    <style:style style:name="T33" style:family="text">
      <style:text-properties style:font-name="Times New Roman" fo:font-size="12pt" officeooo:rsid="005dd5d7" style:font-size-asian="12pt"/>
    </style:style>
    <style:style style:name="T34" style:family="text">
      <style:text-properties fo:font-variant="normal" fo:text-transform="none" fo:color="#222222" style:font-name="Times New Roman" fo:font-size="12pt" fo:letter-spacing="normal" fo:font-style="normal" fo:font-weight="normal" officeooo:rsid="00541aa6" style:font-size-asian="12pt" style:font-style-asian="normal" style:font-style-complex="normal"/>
    </style:style>
    <style:style style:name="T35" style:family="text">
      <style:text-properties fo:font-weight="bold" style:font-weight-asian="bold" style:font-weight-complex="bold"/>
    </style:style>
    <style:style style:name="T36" style:family="text">
      <style:text-properties officeooo:rsid="001a9c9f"/>
    </style:style>
    <style:style style:name="T37" style:family="text">
      <style:text-properties officeooo:rsid="001c25f0"/>
    </style:style>
    <style:style style:name="T38" style:family="text">
      <style:text-properties officeooo:rsid="001d61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ama<text:tab/>: M. Rusminto Hadiyono</text:p>
      <text:p text:style-name="P21">NIM<text:tab/>: 15/386767/SV/10153</text:p>
      <text:p text:style-name="P1"><text:span text:style-name="T35"/></text:p>
      <text:p text:style-name="P1"><text:span text:style-name="T35">Judul</text:span> : Perbandingan Nilai <text:span text:style-name="T2">Throughput</text:span> dan <text:span text:style-name="T2">Latency </text:span><text:span text:style-name="T1">di </text:span>dalam Implementasi Protokol MQTT <text:span text:style-name="T16">serta CoAP pada Pemantauan</text:span><text:span text:style-name="T7"> Ketinggian Air </text:span><text:span text:style-name="T14">di Tandon Air</text:span></text:p>
      <text:p text:style-name="P1"/>
      <text:p text:style-name="P5">A. Latar Belakang</text:p>
      <text:p text:style-name="P1"/>
      <text:p text:style-name="P2"><text:span text:style-name="T6">P</text:span><text:span text:style-name="T5">erkembangan </text:span><text:span text:style-name="T2">Internet of Things </text:span><text:span text:style-name="T5">telah berperan pesat semenjak memasuki revolusi industri keempat. </text:span><text:span text:style-name="T2">Internet of Things </text:span><text:span text:style-name="T5">telah diterapkan di </text:span><text:span text:style-name="T9">pelbagai</text:span><text:span text:style-name="T5"> </text:span><text:span text:style-name="T9">tempat</text:span><text:span text:style-name="T5"> dan kondisi, salah satunya </text:span><text:span text:style-name="T7">untuk </text:span><text:span text:style-name="T12">memantau</text:span><text:span text:style-name="T7"> ketinggian air </text:span><text:span text:style-name="T14">di </text:span><text:span text:style-name="T15">t</text:span><text:span text:style-name="T14">andon </text:span><text:span text:style-name="T15">a</text:span><text:span text:style-name="T14">ir</text:span><text:span text:style-name="T5">. </text:span><text:span text:style-name="T8">Dalam setiap kasus </text:span><text:span text:style-name="T12">pemantauan</text:span><text:span text:style-name="T8"> diperlukan protokol yang mampu bekerja secara </text:span><text:span text:style-name="T4">real time</text:span><text:span text:style-name="T8"> atau setidaknya per detik. </text:span><text:span text:style-name="T9">Agar mempu bekerja secara </text:span><text:span text:style-name="T3">real time </text:span><text:span text:style-name="T9">diperlukanlah protokol yang mampu mengirimkan paket data yang ringan dan cepat. Terdapat dua protokol yang </text:span><text:span text:style-name="T12">sesuai dengan deskripsi tersebut</text:span><text:span text:style-name="T9"> yakni protokol MQTT dan CoAP. Untuk mengetahui protokol mana di antara MQTT dan CoAP yang lebih cepat dan ringan, maka diperlukan uji QoS. Parameter yang akan digunakan adalah nilai t</text:span><text:span text:style-name="T3">hroughput</text:span><text:span text:style-name="T9"> da</text:span><text:span text:style-name="T10">n</text:span><text:span text:style-name="T9"> </text:span><text:span text:style-name="T3">latency.</text:span><text:span text:style-name="T9"> Pemilihan kedua parameter ini </text:span><text:span text:style-name="T10">didasarkan</text:span><text:span text:style-name="T9"> atas, </text:span><text:span text:style-name="T10">nilai throughput untuk mengetahui besar ukuran paket data sedangkan latency untuk mengetahui </text:span><text:span text:style-name="T11">keterlambatan</text:span><text:span text:style-name="T10"> pengiriman data.</text:span></text:p>
      <text:p text:style-name="P17"/>
      <text:p text:style-name="P5">B. Tujuan Penelitian</text:p>
      <text:p text:style-name="P1"/>
      <text:p text:style-name="P3">Penelitian ini bertujuan untuk membandingkan dua protokol yakni MQTT dan CoAP untuk mengetahui protokol mana yang cocok untuk digunakan <text:span text:style-name="T17">dalam pemantauan ketinggian air.</text:span></text:p>
      <text:p text:style-name="P3"/>
      <text:p text:style-name="P5">C. Tinjauan Pustaka</text:p>
      <text:p text:style-name="P1"/>
      <text:p text:style-name="P8"><text:span text:style-name="T32">Cirani, Simone, Gianluigi Ferrari, Marco Picone, Luca Veltri. 2018. </text:span><text:span text:style-name="T27">Internet of Things: Architectures, Protocols and Standards. </text:span><text:span text:style-name="T22">U.S.A: John Wiley &amp; Sons, Inc.</text:span></text:p>
      <text:p text:style-name="P9"/>
      <text:p text:style-name="P12"><text:span text:style-name="T22">C. Hillar, Gastón. </text:span><text:span text:style-name="T23">2017. </text:span><text:span text:style-name="T29">MQTT Essentials - A Lightweight IoT Protocol.</text:span><text:span text:style-name="T23"> </text:span><text:span text:style-name="T24">Britania Raya: </text:span><text:span text:style-name="T34">Packt Publishing</text:span></text:p>
      <text:p text:style-name="P13"/>
      <text:p text:style-name="P14">Agusriandi, Andri Saputra, Siti Raehan, Kurniati Asmar. 2018. <text:span text:style-name="T2">Analisis Rancangan Jaringan Komputer dalam Mendukung E-Government. </text:span><text:span text:style-name="T13">Bogor: CV Kitami</text:span></text:p>
      <text:p text:style-name="P15"/>
      <text:p text:style-name="P16"><text:span text:style-name="T33">Hidayat</text:span><text:span text:style-name="T32">, </text:span><text:span text:style-name="T33">F</text:span><text:span text:style-name="T32">. 2017. </text:span><text:span text:style-name="T25">Perancangan Sistem Rumah Cerdas Berbasis </text:span><text:span text:style-name="T30">Embedded Systems</text:span><text:span text:style-name="T25"> Menggunakan </text:span><text:span text:style-name="T30">Framework</text:span><text:span text:style-name="T25"> MQTT dan openHAB</text:span><text:span text:style-name="T21">. Fakultas Teknik. Universitas Gadjah Mada. </text:span><text:span text:style-name="T19">Skripsi</text:span></text:p>
      <text:p text:style-name="P10"/>
      <text:p text:style-name="P16"><text:span text:style-name="T19">Aryandaru</text:span><text:span text:style-name="T21">, </text:span><text:span text:style-name="T19">R.D</text:span><text:span text:style-name="T21">. 201</text:span><text:span text:style-name="T19">8</text:span><text:span text:style-name="T21">. </text:span><text:span text:style-name="T26">Analisis Pengaruh Protokol Komunikasi OPC-UA, FBDK/IP dan MQTT Terhadap Nilai </text:span><text:span text:style-name="T31">Latency</text:span><text:span text:style-name="T26"> dan </text:span><text:span text:style-name="T31">Jitter</text:span><text:span text:style-name="T26"> Pada Sistem Berbasis IEC 61499</text:span><text:span text:style-name="T21">. Fakultas Teknik. Universitas Gadjah Mada. </text:span><text:span text:style-name="T19">Skripsi</text:span></text:p>
      <text:p text:style-name="P11"/>
      <text:p text:style-name="P16"><text:span text:style-name="T18">Lukitawati</text:span><text:span text:style-name="T19">, </text:span><text:span text:style-name="T18">R</text:span><text:span text:style-name="T19">. 201</text:span><text:span text:style-name="T18">8</text:span><text:span text:style-name="T19">. </text:span><text:span text:style-name="T20">Implementasi dan Analisis Sistem </text:span><text:span text:style-name="T28">Monitoring Performance</text:span><text:span text:style-name="T20"> Jaringan dengan Parameter </text:span><text:span text:style-name="T28">Quality of Service</text:span><text:span text:style-name="T20"> (QoS)</text:span><text:span text:style-name="T21">. Fakultas </text:span><text:span text:style-name="T20">Sekolah Vokasi</text:span><text:span text:style-name="T21">. Universitas Gadjah Mada. </text:span><text:span text:style-name="T20">Tugas Akhir</text:span></text:p>
      <text:p text:style-name="P23"/>
      <text:p text:style-name="P23"><text:soft-page-break/></text:p>
      <text:p text:style-name="P23"/>
      <text:p text:style-name="P23"/>
      <text:p text:style-name="P5">D. Alat dan bahan</text:p>
      <text:p text:style-name="P4">Alat yang dibutuhkan :</text:p>
      <text:list xml:id="list1691334215123606186" text:style-name="L1">
        <text:list-item>
          <text:p text:style-name="P18">2 buah NodeMCU</text:p>
          <text:p text:style-name="P19">NodeMCU dipilih karena di dalamnya telah tertanam ESP8266 sebagai WiFi module. Pemilihan WiFi module menggantikan GSM module dikarenakan dalam uji QoS setidaknya dibutuhkan media transfer yang stabil. Walaupun terletak pada lingkungan dan kondisi yang sama, apabila menggunakan GSM module dikhawatirkan terdapat faktor lain yang tidak terduga <text:span text:style-name="T36">serta dalam penggunaan GSM module dapat menguras biaya lebih baik ketika pemasangan maupun perawatannya</text:span>. Selain itu, penelitian ini memiliki batasan menggunakan jaringan lokal.</text:p>
          <text:p text:style-name="P19"/>
        </text:list-item>
        <text:list-item>
          <text:p text:style-name="P18">2 buah sensor ultrasonik</text:p>
          <text:p text:style-name="P20">Sensor ini dipilih karena mampu adaptasi dengan ukuran tandon.</text:p>
          <text:p text:style-name="P20"/>
        </text:list-item>
        <text:list-item>
          <text:p text:style-name="P18">1 buah server</text:p>
          <text:p text:style-name="P20">Server berguna untuk mengirim dan menerima data serta publikasi data melalui webserver.</text:p>
        </text:list-item>
      </text:list>
      <text:p text:style-name="P4"/>
      <text:p text:style-name="P5">E. Metode Penelitian</text:p>
      <text:p text:style-name="P6">Metode penelitian yang dipilih adalah eksperimental dan <text:span text:style-name="T38">perbandingan</text:span>.</text:p>
      <text:p text:style-name="P6"/>
      <text:p text:style-name="P5">F. <text:span text:style-name="T37">I</text:span>uaran dan hasil yang diharapkan</text:p>
      <text:p text:style-name="P7">Hasil yang diharapkan berupa data perbandingan dua protokol</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3:53:53.821945975</meta:creation-date>
    <dc:date>2018-11-10T10:01:22.632547613</dc:date>
    <meta:editing-duration>PT3H16M27S</meta:editing-duration>
    <meta:editing-cycles>12</meta:editing-cycles>
    <meta:generator>LibreOffice/5.1.6.2$Linux_X86_64 LibreOffice_project/10m0$Build-2</meta:generator>
    <meta:document-statistic meta:table-count="0" meta:image-count="0" meta:object-count="0" meta:page-count="2" meta:paragraph-count="29" meta:word-count="454" meta:character-count="3216" meta:non-whitespace-character-count="2795"/>
  </office:meta>
</office:document-meta>
</file>